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6"/>
    <style:style style:name="P12" style:family="paragraph" style:parent-style-name="ENS_5f_default" style:list-style-name="L7"/>
    <style:style style:name="P13" style:family="paragraph" style:parent-style-name="ENS_5f_default"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p>
        </text:list-item>
        <text:list-item>
          <text:p text:style-name="P13">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86843711030439218" text:style-name="L2">
        <text:list-item>
          <text:p text:style-name="P8">Créez la classe du domaine « friendsofmine.Inscription ».</text:p>
        </text:list-item>
        <text:list-item>
          <text:p text:style-name="P7"><text:span text:style-name="T4">Modifiez le contenu du fichier «InscriptionSpec.groovy » de telle sorte qu'il soit identique au contenu disponible ici :</text:span></text:p>
          <text:p text:style-name="P7"><text:a xlink:type="simple" xlink:href="https://gist.github.com/FranckSilvestre/efff94dc5ef5efa4fce8"><text:span text:style-name="T4">https://gist.github.com/FranckSilvestre/efff94dc5ef5efa4fce8</text:span></text:a><text:span text:style-name="T4"> </text:span></text:p>
        </text:list-item>
        <text:list-item>
          <text:p text:style-name="P7"><text:span text:style-name="T4">Modifiez le contenu de la classe Inscription pour que les tests de la classe InscriptionSpec passent.</text:span></text:p>
        </text:list-item>
      </text:list>
      <text:p text:style-name="ENS_5f_default"><text:span text:style-name="T4"/></text:p>
      <text:p text:style-name="ENS_5f_Titre_20_exercice">2 - <text:s/>Création du service InscriptionService</text:p>
      <text:p text:style-name="ENS_5f_default"/>
      <text:list xml:id="list7706826763625633789" text:style-name="L3">
        <text:list-item>
          <text:p text:style-name="P10">Créez la classe de servi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il <text:span text:style-name="T4">soit identique au contenu disponible ici :</text:span></text:p>
          <text:p text:style-name="P9"><text:a xlink:type="simple" xlink:href="https://gist.github.com/FranckSilvestre/ca92afc8e69e9f1554b4">https://gist.github.com/FranckSilvestre/ca92afc8e69e9f1554b4</text:a> </text:p>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Redéfinissez la méthode toString dans la classe Activite pour qu'elle affiche le titre de l'activité et le responsable de l'activité.</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672317425021503369" text:style-name="L6">
        <text:list-item>
          <text:p text:style-name="P11">Modifiez le contenu de la classe I<text:span text:style-name="T4">nscriptionServiceIntegrationSpec</text:span> pour qu'elle <text:span text:style-name="T4">soit identique au contenu disponible ici :</text:span></text:p>
          <text:p text:style-name="P11"><text:soft-page-break/><text:span text:style-name="T4"/></text:p>
        </text:list-item>
        <text:list-item>
          <text:p text:style-name="P11"><text:span text:style-name="T4">Modifiez la classe InscriptionService pour que les tests de la classe InscriptionServiceIntegrationSpec passent de nouveau. L'implémentation de la méthode searchInscriptionsWithCriteria(...) <text:s/>utilisera l'API criteria alors <text:s/>que l'implémentation de la méthode searchInscriptionsWithHQL(...) <text:s/>utilisera <text:s/>une requête HQL.</text:span></text:p>
        </text:list-item>
        <text:list-item>
          <text:p text:style-name="P11"><text:span text:style-name="T4">Modifiez la vue « inscription/list.gsp » de telle sorte que sur chaque ligne affichant le détail d'une inscription apparaisse le titre de l'activité et le nom et le prénom de l'utilisateur inscrit. La vue doit, au final, ressembler à la vue ci-dessous :</text:span></text:p>
          <text:p text:style-name="P11"><text:span text:style-name="T4"/></text:p>
        </text:list-item>
        <text:list-item>
          <text:p text:style-name="P11">Modifiez la vue « inscription/list.gsp » de telle sorte qu'elle présente un formulaire de recherche d'inscriptions correspondant à celui-ci :</text:p>
          <text:p text:style-name="P11"/>
        </text:list-item>
        <text:list-item>
          <text:p text:style-name="P11">Implémenter l'action de contrôleur « doSearchInscriptions » qui traite la requête provenant du formulaire et retourne la vue « inscription/list.gsp » affichant le résultat de la requête. L'action de contrôleur utilisera la méthode <text:s/><text:span text:style-name="T4">searchInscriptionsWithCriteria(...) pour exécuter la recherche. </text:span></text:p>
        </text:list-item>
        <text:list-item>
          <text:p text:style-name="P11">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2">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2">Modifiez la classe Inscription pour résoudre le problème du N+1 select sur la relation Inscription → Utilisateur. </text:p>
          <text:p text:style-name="P12">Relancez l'application et vérifier que le nombre de requêtes SQL a diminué.</text:p>
        </text:list-item>
        <text:list-item>
          <text:p text:style-name="P12">Modifiez la méthode <text:s/><text:span text:style-name="T4">searchInscriptionsWithCriteria(...) pour résoudre le problème du N+1 select relatif aux relations Inscription → Activite → Utilisateur.</text:span></text:p>
          <text:p text:style-name="P12"><text:span text:style-name="T4">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0H32M43S</meta:editing-duration>
    <meta:editing-cycles>124</meta:editing-cycles>
    <meta:generator>OpenOffice/4.0.1$Unix OpenOffice.org_project/401m5$Build-9714</meta:generator>
    <meta:initial-creator>Franck Silvestre</meta:initial-creator>
    <dc:date>2015-03-25T18:12:45</dc:date>
    <dc:creator>Franck Silvestre</dc:creator>
    <meta:document-statistic meta:table-count="1" meta:image-count="2" meta:object-count="0" meta:page-count="2" meta:paragraph-count="38" meta:word-count="640" meta:character-count="4492"/>
  </office:meta>
</office:document-meta>
</file>